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5"/>
          <table:table-cell table:number-columns-repeated="4"/>
        </table:table-row>
        <table:table-row table:style-name="ro1">
          <table:table-cell table:number-columns-repeated="1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3"/>
          <table:table-cell office:value-type="string" calcext:value-type="string">
            <text:p>Check imm operands bi ho sakte hain kya?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9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9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3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7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8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7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 are not using any retireWidth etc...just using fetchWidth</text:p>
          </table:table-cell>
          <table:table-cell table:number-columns-repeated="7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NTERRUPT karni hai kya??</text:p>
          </table:table-cell>
          <table:table-cell table:number-columns-repeated="7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event mein coreId -1 hi bheji n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ya event banaya CDB ke liye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DB mein event execution mein daala &amp; writeback logic(other than store) CDB mein daala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ssue stage mein ifIdlatch se utha rya ho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issue stage mein sab issue kar re ho jitni ho sakti hain..i.e. multiple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firm with prev logic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irst cycle mein kuch bi fetch ni hua?--just added to instrCache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table:style-name="ce5" office:value-type="string" calcext:value-type="string">
            <text:p>Fetch issue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" office:value-type="string" calcext:value-type="string">
            <text:p>termination logic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" office:value-type="string" calcext:value-type="string">
            <text:p>intAL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2<text:span text:style-name="T1">nd</text:span> operand ni hai 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loating point to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ch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ultiple type of instruction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lsq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ry with 2 inst &amp; 1 RS</text:p>
          </table:table-cell>
          <table:table-cell table:number-columns-repeated="3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3T02:35:32.671678500</dc:date>
    <meta:editing-duration>P1DT11H18M2S</meta:editing-duration>
    <meta:editing-cycles>77</meta:editing-cycles>
    <meta:document-statistic meta:table-count="2" meta:cell-count="107" meta:object-count="0"/>
  </office:meta>
</office:document-meta>
</file>